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0T16:25:17.28">
            <text:p>2020/7/10 16:25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0T16:25:17.28">
            <text:p>2020/7/10 16:25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0T16:25:17.28">
            <text:p>2020/7/10 16:25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1)">
            <text:p>sn(1)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 office:value-type="string">
            <text:p>WALKER'S APPEAL</text:p>
          </table:table-cell>
          <table:table-cell table:style-name="ce34" office:value-type="string">
            <text:p>https://www.gutenberg.org/files/16516/16516-h/16516-h.htm#APPEAL_c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0" office:value-type="date" office:date-value="2020-07-10T16:25:13.81">
            <text:p>07.10</text:p>
          </table:table-cell>
          <table:table-cell table:style-name="ce40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0" table:number-columns-repeated="2"/>
          <table:table-cell table:style-name="ce41"/>
          <table:table-cell table:style-name="ce10" office:value-type="string">
            <text:p>*</text:p>
          </table:table-cell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0" office:value-type="string">
            <text:p>*</text:p>
          </table:table-cell>
        </table:table-row>
        <table:table-row table:style-name="ro4">
          <table:table-cell table:number-columns-repeated="12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4" table:formula="of:=NOW()" office:value-type="date" office:date-value="2020-07-10T16:25:15.51">
            <text:p>2020/7/10 16:25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1048563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43"/>
        <table:table-column table:style-name="co1" table:default-cell-style-name="ce45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4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0T16:25:17.35">
            <text:p>2020/7/10 16:25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2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4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table:style-name="ce4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4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7-10T16:25:17.35">
            <text:p>2020/7/10 16:25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1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2020/07/10</text:date>, <text:time>16:2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7-10T16:25:17.13</dc:date>
    <dc:creator>iwabuchi ken</dc:creator>
    <meta:editing-duration>P1DT2H10M49S</meta:editing-duration>
    <meta:editing-cycles>120</meta:editing-cycles>
    <meta:generator>OpenOffice/4.1.3$Win32 OpenOffice.org_project/413m1$Build-9783</meta:generator>
    <meta:document-statistic meta:table-count="6" meta:cell-count="206" meta:object-count="0"/>
  </office:meta>
</office:document-meta>
</file>